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1.936cm"/>
    </style:style>
    <style:style style:name="co6" style:family="table-column">
      <style:table-column-properties fo:break-before="auto" style:column-width="54.636cm"/>
    </style:style>
    <style:style style:name="co7" style:family="table-column">
      <style:table-column-properties fo:break-before="auto" style:column-width="54.718cm"/>
    </style:style>
    <style:style style:name="co8" style:family="table-column">
      <style:table-column-properties fo:break-before="auto" style:column-width="12.317cm"/>
    </style:style>
    <style:style style:name="co9" style:family="table-column">
      <style:table-column-properties fo:break-before="auto" style:column-width="54.501cm"/>
    </style:style>
    <style:style style:name="co11" style:family="table-column">
      <style:table-column-properties fo:break-before="auto" style:column-width="56.979cm"/>
    </style:style>
    <style:style style:name="co12" style:family="table-column">
      <style:table-column-properties fo:break-before="auto" style:column-width="54.3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3.3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ics_rap_LDA_1000_11_1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2*"rock" + 0.011*"time" + 0.010*"love" + 0.010*"to" + 0.010*"bea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18*"rock" + 0.010*"go" + 0.010*"time" + 0.010*"beat" + 0.010*"lov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7*"rock" + 0.012*"time" + 0.011*"to" + 0.011*"ya" + 0.010*"bea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1*"rock" + 0.014*"time" + 0.011*"love" + 0.011*"ya" + 0.010*"to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17*"rock" + 0.014*"love" + 0.010*"ya" + 0.010*"beat" + 0.010*"ti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10*"rock" + 0.010*"time" + 0.009*"girl" + 0.008*"rhyme" + 0.007*"bea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10*"rock" + 0.010*"yo" + 0.008*"time" + 0.007*"beat" + 0.007*"rap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09*"time" + 0.009*"rock" + 0.008*"yo" + 0.008*"girl" + 0.006*"rhy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09*"girl" + 0.009*"time" + 0.008*"rock" + 0.008*"rhyme" + 0.006*"bea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12*"rock" + 0.011*"girl" + 0.008*"time" + 0.007*"to" + 0.007*"bea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09*"yo" + 0.008*"time" + 0.007*"to" + 0.007*"wanna" + 0.006*"em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08*"em" + 0.007*"to" + 0.006*"yo" + 0.006*"time" + 0.006*"lif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07*"yo" + 0.007*"em" + 0.006*"love" + 0.006*"ya" + 0.006*"wanna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10*"yo" + 0.007*"time" + 0.007*"love" + 0.007*"to" + 0.007*"em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10*"yo" + 0.007*"em" + 0.006*"love" + 0.006*"to" + 0.006*"ti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09*"love" + 0.007*"to" + 0.007*"girl" + 0.006*"baby" + 0.006*"em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08*"love" + 0.007*"girl" + 0.007*"to" + 0.007*"baby" + 0.007*"ti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08*"em" + 0.008*"love" + 0.008*"wanna" + 0.007*"baby" + 0.006*"to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09*"love" + 0.008*"em" + 0.008*"time" + 0.008*"to" + 0.007*"baby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08*"love" + 0.008*"time" + 0.007*"girl" + 0.007*"wanna" + 0.007*"em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9*"ayy" + 0.009*"wanna" + 0.009*"love" + 0.007*"girl" + 0.007*"gon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10*"love" + 0.009*"ayy" + 0.007*"baby" + 0.007*"time" + 0.006*"to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8*"love" + 0.008*"em" + 0.007*"wanna" + 0.007*"girl" + 0.007*"ayy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9*"love" + 0.009*"time" + 0.007*"em" + 0.006*"money" + 0.006*"to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9*"love" + 0.007*"to" + 0.007*"time" + 0.007*"ayy" + 0.007*"money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08*"love" + 0.007*"ayy" + 0.006*"em" + 0.006*"to" + 0.006*"lil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09*"love" + 0.007*"ayy" + 0.007*"wanna" + 0.007*"baby" + 0.007*"gon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08*"time" + 0.007*"em" + 0.007*"baby" + 0.007*"gon" + 0.007*"lov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09*"lil" + 0.009*"gon" + 0.008*"time" + 0.008*"love" + 0.007*"ayy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08*"gon" + 0.008*"love" + 0.008*"time" + 0.008*"ayy" + 0.008*"em"</text:p>
          </table:table-cell>
        </table:table-row>
      </table:table>
      <table:table table:name="topics_RAP_BERT_MiniLM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im', 0.0581961536104272), ('rock', 0.04902448194247546), ('dont', 0.04826986194286328), ('say', 0.04680967395321897), ('got', 0.036434284208507896), ('go', 0.03440718002199503), ('said', 0.0341862162636782), ('na', 0.0332488821395813), ('cause', 0.031179821111653978), ('stop', 0.03083014008961683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gil', 0.12151400023453168), ('scottheron', 0.12059163704227538), ('dot', 0.07399030330145288), ('yeah', 0.07302572349951661), ('verse', 0.0680214485792413), ('people', 0.0539358882354856), ('know', 0.04718330652022616), ('music', 0.04411085686834448), ('trane', 0.04167053245018906), ('dit', 0.04106070210969041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im', 0.024574168743431837), ('got', 0.020298620376224857), ('dont', 0.01873774539434172), ('know', 0.018521817394949548), ('cause', 0.017829684348934064), ('go', 0.016196948376311904), ('say', 0.016194427524799295), ('verse', 0.016090606355727646), ('said', 0.01548419004387928), ('man', 0.01495094002213198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im', 0.04388046324880239), ('cause', 0.0284412467740684), ('rap', 0.023216634424234682), ('dont', 0.022996322142736714), ('rhymes', 0.018838193050532023), ('youre', 0.017286017377512668), ('verse', 0.0172071777958703), ('got', 0.017109322639314712), ('know', 0.01689791179237203), ('say', 0.01657016023444744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beat', 0.037625331523414546), ('rock', 0.03680760220001801), ('hey', 0.035538139225324845), ('boogie', 0.03108969657404145), ('funky', 0.02988176819938446), ('say', 0.027969643105276748), ('boom', 0.0263927038770341), ('play', 0.026074302417245857), ('im', 0.02562515267376161), ('na', 0.0251343320611905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money', 0.039759143183731936), ('man', 0.029416528296723612), ('got', 0.026313540379402717), ('youre', 0.02456126657622457), ('geto', 0.024327763096979798), ('clack', 0.02324475874533604), ('dont', 0.023177597201419712), ('boy', 0.02030332632295231), ('said', 0.01966855470563843), ('around', 0.01936672739716219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ve', 0.08884000235362031), ('dont', 0.04031366871446739), ('girl', 0.039839755267554795), ('veronica', 0.03978175630003387), ('one', 0.03008099635203011), ('youre', 0.02995902085192677), ('im', 0.028582156600612283), ('baby', 0.028069290891017725), ('different', 0.0261656855380188), ('want', 0.0257779478805368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already', 0.038113163397741054), ('dead', 0.03682123037105445), ('world', 0.03612189692455628), ('peace', 0.033595220818760256), ('ghetto', 0.027251356541663985), ('dont', 0.02566699165203335), ('want', 0.022489178698240405), ('wake', 0.02239104722396573), ('theyre', 0.021770462536263954), ('got', 0.02024947817732324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flavor', 0.05875367343863084), ('flav', 0.05380951015824465), ('chuck', 0.053744359071425586), ('got', 0.04724781417526024), ('fight', 0.032167168178908176), ('im', 0.03122102909921103), ('em', 0.031057614187956023), ('know', 0.028715830753097627), ('dont', 0.028220168187389615), ('one', 0.0265644436237669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black', 0.09526429661866533), ('afrika', 0.04515681632739769), ('destruction', 0.040061398071626377), ('jungle', 0.03326279157029658), ('jimbrowski', 0.02923862880317617), ('self', 0.02907335679156584), ('youre', 0.027837386975788758), ('man', 0.026460690847826793), ('brothers', 0.025887120109482055), ('brother', 0.0258637229620270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erick', 0.04690293348375232), ('sermon', 0.04492416190883679), ('go', 0.03747008849724926), ('parrish', 0.032886784254234136), ('im', 0.029321577167025218), ('smith', 0.02887338917222991), ('pmd', 0.028756294569734664), ('flow', 0.024210419939560215), ('thang', 0.019688560834618198), ('mc', 0.0184999802828244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ren', 0.08960462794602288), ('dre', 0.06489642684282358), ('dr', 0.04741642295327092), ('mc', 0.04301018645642303), ('im', 0.04203407734571188), ('eazy', 0.03785875721154325), ('compton', 0.037206020018240776), ('eazye', 0.036227276657064794), ('yeah', 0.028896364299366546), ('cause', 0.02708799259490422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prince', 0.07623716065021123), ('jeff', 0.052566904422014976), ('kool', 0.03745401126369698), ('markie', 0.03252733702305501), ('fresh', 0.03205713758886503), ('rockski', 0.02794890314756265), ('ready', 0.027853904229669615), ('said', 0.02708524606998974), ('rock', 0.026338948967525897), ('im', 0.02603020415104529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dmc', 0.14284874949488915), ('run', 0.12377199906816701), ('rundmc', 0.06709580753479136), ('jay', 0.053286203309700436), ('rund', 0.0508515378127909), ('shut', 0.035539350089073996), ('talk', 0.03452541567773627), ('rock', 0.03303387202654608), ('im', 0.03126567796854563), ('master', 0.02881141335714664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bomb', 0.12573319416878223), ('flop', 0.11616844410711143), ('drop', 0.10637661368209528), ('diddy', 0.08450597536872417), ('fo', 0.0631459702899656), ('wah', 0.06281343710683215), ('bros', 0.06064717784510066), ('hoe', 0.05809785806599786), ('doo', 0.05775980508222456), ('ha', 0.0508255976600165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amityville', 0.08405486942540707), ('sally', 0.07755751552729906), ('girl', 0.06393234046159675), ('man', 0.041719880877679666), ('hill', 0.03744594100441031), ('said', 0.0346123234863231), ('house', 0.03392115424178756), ('tha', 0.027958840134849124), ('way', 0.025977989114879845), ('named', 0.02590753498289346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beepers', 0.048350971280882636), ('game', 0.04548483350319026), ('baby', 0.04076588751227257), ('pager', 0.03565691373959285), ('cause', 0.033590965215301236), ('sky', 0.03312204543053807), ('got', 0.03276268909527135), ('getget', 0.031169012005971206), ('freak', 0.031064482897185573), ('girl', 0.03074712136606453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doug', 0.028864076338399536), ('round', 0.028068282842266194), ('three', 0.025439532535434704), ('im', 0.025396019205040282), ('one', 0.023848902991652255), ('syndicate', 0.022985848847201423), ('uh', 0.02204537610018814), ('party', 0.020435896972798892), ('way', 0.020286145595046556), ('fresh', 0.0195495559542380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im', 0.027148705132380643), ('got', 0.02250121822508708), ('dont', 0.018438799320324044), ('know', 0.018311902619778237), ('verse', 0.017743166399912132), ('cause', 0.01771038597333192), ('man', 0.01485473459831167), ('come', 0.014270693485443103), ('aint', 0.013883490489230177), ('yeah', 0.01357604246109557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got', 0.028999266361159605), ('baby', 0.026777665892227246), ('im', 0.026263319045879883), ('ta', 0.025373553035459857), ('ne', 0.022382986657418925), ('girl', 0.02222379348756419), ('yeah', 0.021436863396279263), ('know', 0.021146779317784716), ('na', 0.020247801069089702), ('ho', 0.01888351400911530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wiggy', 0.032929007291973206), ('got', 0.027870640798426858), ('im', 0.026534699493339066), ('em', 0.02621890752078116), ('dont', 0.02521165998859995), ('cause', 0.01902769081646996), ('aint', 0.018544111604542595), ('back', 0.018479229700828895), ('verse', 0.018130631980413058), ('put', 0.0169935260537269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pac', 0.05919963770140726), ('im', 0.030108228397207015), ('got', 0.02966260703983186), ('dont', 0.024399130677969148), ('die', 0.023683251473484622), ('time', 0.02093292605839725), ('see', 0.020872970190801657), ('ya', 0.02038497419932975), ('aint', 0.019443345022545053), ('life', 0.0194364907633129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iggie', 0.05822608349088683), ('big', 0.045143736132021044), ('notorious', 0.04512677390473775), ('im', 0.0262209842009794), ('puff', 0.022817334773034575), ('know', 0.022576466079495025), ('na', 0.02127368106148577), ('cmon', 0.021070293394656932), ('got', 0.020704314514530302), ('going', 0.02042191441378089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dogg', 0.057316689950832736), ('dre', 0.05696793705786553), ('snoop', 0.05030063325605488), ('dr', 0.03695915315876611), ('dont', 0.0326811664695594), ('im', 0.026244193722519345), ('doggy', 0.025719483233803294), ('smoke', 0.025707276914638855), ('aint', 0.02570689652827598), ('yeah', 0.02382601803444641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wutang', 0.04094938831461521), ('wu', 0.02554771766750288), ('man', 0.024222000374976897), ('raekwon', 0.022092699315247235), ('ooh', 0.021119907777933978), ('ghostface', 0.019904225403153564), ('killah', 0.01937802700466648), ('word', 0.018543397326760826), ('son', 0.018447999982427573), ('im', 0.01736884712581912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im', 0.032419134182847836), ('life', 0.03058522361603279), ('git', 0.030317034665592046), ('got', 0.028933760914302657), ('see', 0.02549473052016812), ('death', 0.0230129216867818), ('love', 0.021273653544939784), ('aint', 0.021272983011771173), ('dont', 0.02112611847976388), ('never', 0.021071384720622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uh', 0.06649068420008755), ('jayz', 0.059253381203399964), ('yall', 0.028764968232694938), ('sea', 0.027069578929638703), ('doo', 0.026253688530270436), ('know', 0.026124640506376324), ('jigga', 0.02520109815143404), ('uhhuh', 0.02420955412865992), ('wan', 0.023975812087476515), ('na', 0.0233283174025805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shall', 0.021236206781601086), ('earth', 0.020049772005949842), ('life', 0.019541105641447416), ('verse', 0.01920896207420737), ('basic', 0.018918847634589564), ('instructions', 0.01867128866377638), ('last', 0.018235034287693477), ('mind', 0.01764037030821781), ('mf', 0.01744939937199179), ('doom', 0.0162728515203688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eminem', 0.04383972665965702), ('im', 0.04232851381439928), ('dont', 0.025533228107564938), ('na', 0.024898354494804167), ('wan', 0.024858300241476436), ('cause', 0.024631610638492667), ('mcs', 0.02363560279997051), ('know', 0.023551071287930294), ('slim', 0.021332221479106968), ('ill', 0.0210113785354491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prodigy', 0.03902892947762835), ('havoc', 0.03257562380256802), ('son', 0.028013674838422323), ('got', 0.024615872161955512), ('aint', 0.02460883380298589), ('life', 0.02200262630883704), ('surprising', 0.021897093536812337), ('back', 0.021387009574336372), ('kid', 0.020630745688202105), ('shook', 0.01956033703185760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jump', 0.06705840770810098), ('law', 0.059996240907407905), ('break', 0.05358929933923036), ('tical', 0.03439764546574914), ('im', 0.03175327538194863), ('mafia', 0.02437347919016856), ('represent', 0.02151378115783918), ('dj', 0.021482799471817096), ('hiphop', 0.020335740896730407), ('ya', 0.01968452239238618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kim', 0.0736029701126547), ('lil', 0.06534387513258426), ('money', 0.05044231474428391), ('power', 0.04518896764098179), ('respect', 0.04173056717881258), ('got', 0.0313503200068608), ('night', 0.03082050091415763), ('ya', 0.029387010286038604), ('aint', 0.026496315529030937), ('never', 0.02353294545278688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uggin', 0.08656281789521485), ('yes', 0.04455767433159813), ('sometimes', 0.03157111009966631), ('rhymes', 0.027824755872623636), ('rhyme', 0.026834516822008304), ('phife', 0.026737176482170236), ('qtip', 0.026011292591343313), ('yeah', 0.025073913175610994), ('everywhere', 0.02379257422764415), ('youre', 0.02343107063456885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hief', 0.055820190125155336), ('rocka', 0.053800580353098336), ('rock', 0.04908570138672905), ('im', 0.04140049150343199), ('intergalactic', 0.041113885957120254), ('planetary', 0.04090741717295576), ('rage', 0.04071124579616793), ('whatcha', 0.03817413019262207), ('dimension', 0.03476465643321415), ('em', 0.03099074267559264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im', 0.03429041233701765), ('got', 0.025255428117357835), ('dont', 0.021431301377936956), ('know', 0.019271291228848596), ('aint', 0.018860637488296698), ('yeah', 0.018624762785458847), ('verse', 0.018083556050171607), ('cause', 0.01686543286649587), ('back', 0.0166955882893966), ('na', 0.01642337223116285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love', 0.03433893603246347), ('im', 0.02681299883784797), ('know', 0.02270917546313954), ('dont', 0.019900958050495944), ('feel', 0.019543503536829803), ('verse', 0.019439250051965243), ('see', 0.019045781241781145), ('got', 0.01664119993514761), ('let', 0.016603493408376066), ('make', 0.01607615251611034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go', 0.02999850252117108), ('got', 0.028202203600198258), ('ya', 0.028116082104259827), ('let', 0.02518742934435076), ('know', 0.024809797697694515), ('im', 0.022966646934716856), ('girl', 0.022678919148425892), ('yeah', 0.022093966710659083), ('uh', 0.01969670873848251), ('back', 0.01872139449230188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eminem', 0.05423984165706914), ('im', 0.034365018699974895), ('dont', 0.025840547657602363), ('cause', 0.023024567272802478), ('back', 0.021279587258972756), ('shady', 0.02034892072112962), ('got', 0.019883569075053266), ('aint', 0.018975101061791635), ('verse', 0.01848036985169898), ('ill', 0.0171143059401724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kanye', 0.06479925619462444), ('west', 0.05963939713069402), ('cant', 0.031082648732185702), ('im', 0.027524055752712766), ('got', 0.02356387544551864), ('know', 0.0204926374146749), ('right', 0.019657147037315765), ('ever', 0.019146846045243464), ('gon', 0.018647333242584777), ('chorus', 0.0185789040054422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jayz', 0.05314986506390458), ('im', 0.031204166211278035), ('know', 0.028220990766948388), ('one', 0.026607256080752328), ('got', 0.026593092012203022), ('em', 0.023262941393733135), ('hov', 0.02248000795907116), ('never', 0.02156683560339746), ('go', 0.02151396644784758), ('hard', 0.02122460034555093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doom', 0.027667285722017453), ('know', 0.016134459233552497), ('dont', 0.01565969116248892), ('coolest', 0.015546656044138928), ('mf', 0.013639516285726475), ('one', 0.012735508560031897), ('villain', 0.011854197449427645), ('verse', 0.011804673826793677), ('got', 0.011707707918281735), ('poet', 0.0113450454536884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money', 0.05830106660674591), ('im', 0.04367676171723946), ('got', 0.03129079795082197), ('usnavi', 0.030412858709338624), ('clean', 0.029581287653384986), ('us', 0.02726409343382304), ('yeah', 0.026145987872960172), ('swagger', 0.0247626432799326), ('dollar', 0.023251523281051654), ('fresh', 0.0226930450318525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us', 0.03214373299549034), ('ghetto', 0.028044251781733094), ('pac', 0.025950107534964163), ('im', 0.025868967303103934), ('america', 0.02207972741975047), ('cause', 0.022020724212266987), ('people', 0.021726533982496122), ('give', 0.02156278100746945), ('die', 0.02138834104236558), ('dont', 0.01955855207122879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lil', 0.07972628193841781), ('wayne', 0.07682306499251788), ('rain', 0.05759891960817812), ('yeah', 0.05756559094207471), ('make', 0.04815260265507058), ('shawty', 0.03681792382168854), ('weeoohweeoohwee', 0.03083387417457937), ('im', 0.028910554968778517), ('lick', 0.02816836498817283), ('lollipop', 0.0269680801315440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boy', 0.0723547970055502), ('dat', 0.05728368705956905), ('crank', 0.056481618254756234), ('watch', 0.054654190169259424), ('knuck', 0.051753120719513226), ('soulja', 0.05092897703251091), ('buck', 0.04385782290498256), ('yuuuuuuu', 0.03949166532449923), ('dont', 0.036767381490867335), ('set', 0.0336589755167541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drake', 0.062419108210254724), ('ever', 0.05316269579457727), ('im', 0.0496731563892256), ('best', 0.04912330470765844), ('okay', 0.039030653701224785), ('mane', 0.029902864000178327), ('dont', 0.02778572309289195), ('say', 0.023934066944848686), ('got', 0.02310043984101706), ('aint', 0.02227163809004207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knew', 0.0636006218621297), ('dont', 0.0447091287608412), ('im', 0.040583713415141234), ('aint', 0.033430116655901496), ('id', 0.033149438934388216), ('never', 0.03201774570363255), ('genitals', 0.02845461892455283), ('criminal', 0.026147336231215554), ('know', 0.0260205552533149), ('rap', 0.0253274631779214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dogg', 0.10334406859402188), ('snoop', 0.09268246528499731), ('really', 0.07065872217710889), ('wally', 0.05214575809879533), ('oochie', 0.04958814528378557), ('run', 0.03799532224073772), ('blaow', 0.03204679663043735), ('hot', 0.03187827234732217), ('scared', 0.03117111406310918), ('im', 0.0273186302796352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many', 0.09045840444931692), ('man', 0.05457124544787189), ('box', 0.05254398810054056), ('poopooooh', 0.045257123185722045), ('girls', 0.044197467215670166), ('roses', 0.04318150090137985), ('music', 0.04317371215462883), ('thank', 0.041375554745521834), ('really', 0.0393147514858688), ('smell', 0.0377376533583654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im', 0.07731091111557511), ('yeah', 0.059772864621392904), ('got', 0.054612370843267914), ('dont', 0.04918727558378036), ('know', 0.04281412295694241), ('aint', 0.03364843460498752), ('verse', 0.03155198483426529), ('chorus', 0.029069259458780864), ('go', 0.027399543894099265), ('thats', 0.02484670851822842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hamilton', 0.2172335320701898), ('burr', 0.16366524852756295), ('company', 0.11069372975441215), ('washington', 0.08753293074664321), ('eliza', 0.0782156446801188), ('angelica', 0.07466965048949581), ('jefferson', 0.0698934894979427), ('ensemble', 0.061574366811345815), ('im', 0.048188393970703715), ('room', 0.0438880625150250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im', 0.07751220402114138), ('yeah', 0.07664384429943638), ('got', 0.05606783523651461), ('dont', 0.04826933263700582), ('know', 0.04181309612229333), ('aint', 0.038866061820920256), ('verse', 0.030160576589702812), ('chorus', 0.03005799957541251), ('go', 0.029618328070579406), ('back', 0.02586043288744558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tyler', 0.1311166173433605), ('creator', 0.12075517784759598), ('run', 0.08546952417974468), ('drama', 0.08469295555803168), ('yeah', 0.08344500839773675), ('dj', 0.08341930470114466), ('im', 0.07795574763289548), ('go', 0.05376541985659543), ('gon', 0.04961425957531201), ('got', 0.044319824648541305)]</text:p>
          </table:table-cell>
        </table:table-row>
        <table:table-row table:style-name="ro1">
          <table:table-cell table:number-columns-repeated="3" office:value-type="string" calcext:value-type="string">
            <text:p>TIME</text:p>
          </table:table-cell>
          <table:table-cell office:value-type="string" calcext:value-type="string">
            <text:p>534.8205959796906</text:p>
          </table:table-cell>
        </table:table-row>
      </table:table>
      <table:table table:name="pop_BERT_MiniLM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eva', 0.14631422448447456), ('peron', 0.07444567223673429), ('buenos', 0.06731907333580772), ('aires', 0.06731907333580772), ('argentina', 0.05983773937911943), ('magaldi', 0.05793570493759827), ('che', 0.05708173871720928), ('ch', 0.05175479244730074), ('one', 0.047208248540838424), ('im', 0.0383457197776142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love', 0.05194760928458131), ('im', 0.0355852958031861), ('dont', 0.03202769745392841), ('know', 0.02994262071144814), ('verse', 0.029833309387392704), ('got', 0.028328225945621652), ('go', 0.027348493470344834), ('chorus', 0.02569089565971871), ('baby', 0.02537624209888), ('one', 0.02424059792543382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christmas', 0.4624367459056178), ('merry', 0.2381375246792755), ('wish', 0.13743474413019355), ('happy', 0.11346027824512381), ('mister', 0.10043221912776018), ('snow', 0.09800969139748746), ('holidays', 0.08929020790771136), ('miser', 0.08257585331448153), ('lord', 0.08038314574397806), ('someday', 0.0681806548852086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ve', 0.02513730457829168), ('im', 0.024265102613486595), ('chorus', 0.023169098864808616), ('verse', 0.022485591957913786), ('dont', 0.021018321466499543), ('know', 0.020370458535161787), ('never', 0.016651635576192023), ('youre', 0.01584145164015521), ('day', 0.014827569048571765), ('one', 0.01475247698769548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baby', 0.0755963486867856), ('love', 0.04698189049283943), ('dont', 0.039255581798640304), ('know', 0.03429519283418439), ('na', 0.034148412526649324), ('heart', 0.033555749732301826), ('youre', 0.033538419104266394), ('got', 0.03249197545807443), ('yeah', 0.029570572609704478), ('chorus', 0.02909748081150292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hot', 0.06608628450908663), ('got', 0.03415838846755865), ('yeah', 0.03145242997703906), ('dha', 0.02974716971519416), ('come', 0.02733725440045584), ('na', 0.027071230807480817), ('funk', 0.02530621611691958), ('go', 0.022022303140454298), ('party', 0.02170029071379472), ('night', 0.02153138162109542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time', 0.05938217300816683), ('love', 0.05667201136529707), ('never', 0.04351502629079417), ('back', 0.042591501557129735), ('heart', 0.04013530191202473), ('could', 0.03604546949647524), ('know', 0.03448328339993844), ('forever', 0.03276072461538818), ('dont', 0.028963229598842812), ('im', 0.02777788118266732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ve', 0.04889770560870726), ('fall', 0.04272613586393006), ('moon', 0.040521234864166006), ('wonderful', 0.038268421201386425), ('verse', 0.03643047747325589), ('picture', 0.03238854028736352), ('colors', 0.03206813029205204), ('saw', 0.031129343622940613), ('sky', 0.0306052050360973), ('first', 0.02989936513328022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rd', 0.09229196470183464), ('exalted', 0.06835711952340447), ('god', 0.05787309366709465), ('sperm', 0.056247559268198896), ('worship', 0.056247559268198896), ('us', 0.053388409206445366), ('power', 0.04635533036016409), ('every', 0.03852326284318293), ('light', 0.03769008885609642), ('shall', 0.0365812800577351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cat', 0.11241538777116727), ('cats', 0.10166305172164183), ('jellicle', 0.09683947749030845), ('jellicles', 0.057987103873219745), ('company', 0.057650445543154794), ('mungojerrie', 0.051409063853934546), ('rumpelteazer', 0.05029171326725758), ('bark', 0.04578680168421144), ('rum', 0.045756159993389195), ('tum', 0.04575615999338919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away', 0.09870776616968081), ('cry', 0.08853767779056668), ('run', 0.06178356551749644), ('purple', 0.058161707188942285), ('hush', 0.05671877808320722), ('love', 0.05200252332115463), ('rain', 0.046681042548577835), ('chorus', 0.04549977491103193), ('verse', 0.04192747104021561), ('turn', 0.0414480048209917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ve', 0.15862915844649175), ('living', 0.05138181641197323), ('say', 0.05128852141999806), ('care', 0.04747172295804124), ('home', 0.04445514402481391), ('josephine', 0.040514416276231625), ('cause', 0.039996750746737184), ('inside', 0.033143372840985), ('sometimes', 0.032920496123174325), ('impossible', 0.03196943336800294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christine', 0.12571175878575475), ('phantom', 0.09706083119594425), ('raoul', 0.09611485484537259), ('firmin', 0.07327021334695442), ('andre', 0.06190746929903161), ('carlotta', 0.05159797375271688), ('giry', 0.048957529993908115), ('angel', 0.046824202194112416), ('opera', 0.03912286652567204), ('music', 0.029367308672307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time', 0.0863879831789381), ('night', 0.04344112632128695), ('find', 0.04232885192953846), ('bonny', 0.03998072121646454), ('tomorrow', 0.03796325495407151), ('romance', 0.036863118779626884), ('world', 0.03394829054007686), ('see', 0.033375357883010756), ('dont', 0.030559537653656117), ('im', 0.03030802441363310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woods', 0.10161427048488708), ('cinderella', 0.09832212564794482), ('baker', 0.09561165263185917), ('wife', 0.07109057240090948), ('prince', 0.06298067149728745), ('spoken', 0.06118176534734134), ('jack', 0.059309963721249706), ('wish', 0.047465354550009276), ('go', 0.04552819848805626), ('narrator', 0.0455280345462808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seymour', 0.2141822263461564), ('audrey', 0.14099850677520429), ('spoken', 0.09144159608541556), ('ii', 0.07161748951934535), ('mushnik', 0.057175198388332245), ('plant', 0.0523524226418106), ('feed', 0.043594026109422944), ('urchins', 0.03931676629645276), ('sung', 0.027160767357681227), ('come', 0.02564259762903212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marius', 0.11649301192313924), ('valjean', 0.09178889308933386), ('cosette', 0.088321329757072), ('thenardier', 0.06684661358248298), ('eponine', 0.06644172716525937), ('javert', 0.05161049197901309), ('look', 0.03193061562995935), ('heres', 0.031587790830747815), ('god', 0.02885532983344882), ('ponine', 0.0263634200823854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ha', 0.08704629219666365), ('ah', 0.07770737876880328), ('vietnam', 0.05016722053803609), ('geno', 0.05016722053803609), ('africa', 0.040055014782855974), ('voodoo', 0.03776929101147721), ('mom', 0.036085988121511994), ('nineteen', 0.032076433885788444), ('malice', 0.028963320281348945), ('midnight', 0.02684756477291050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dont', 0.024803610777312773), ('love', 0.022551442364556598), ('im', 0.02196655500511535), ('man', 0.020343221299749418), ('know', 0.019770486133179492), ('sometimes', 0.019643120364857984), ('something', 0.019444428016998968), ('chorus', 0.01903374834155316), ('fix', 0.01881856652126875), ('verse', 0.018696069178566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ve', 0.05601869070772753), ('always', 0.03845076324898099), ('chorus', 0.037306553179850176), ('dream', 0.036535326604104475), ('verse', 0.03381994485870806), ('let', 0.03211908607832921), ('feel', 0.03116862020810312), ('na', 0.028993337064132027), ('know', 0.0279178104300295), ('wan', 0.0273411131609485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miss', 0.02557958621307712), ('bog', 0.025470776173267578), ('larry', 0.020657115715213982), ('rabbit', 0.020462474557589486), ('spoken', 0.019960763765642903), ('oie', 0.019678624785785383), ('newsies', 0.016992687515377858), ('hole', 0.016391347872665645), ('happy', 0.01562018885826032), ('rattlin', 0.01446458947817975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dont', 0.04190033192039533), ('im', 0.037725110572095405), ('human', 0.028804206199298767), ('aint', 0.027765998524067352), ('say', 0.024164088781435205), ('got', 0.02414654377116755), ('never', 0.023281951845509647), ('na', 0.02231702732192393), ('make', 0.021552200851255306), ('see', 0.02119576797467801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right', 0.04597445606201348), ('day', 0.03296601245304737), ('sky', 0.03208485293340295), ('sun', 0.031951908675307915), ('one', 0.03129862380581594), ('verse', 0.02894000642988039), ('moon', 0.028596643479621917), ('see', 0.026666191221933137), ('ran', 0.024714865992497795), ('star', 0.02292975681004303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aby', 0.09820780629927922), ('love', 0.05406440228750054), ('give', 0.03933301879472607), ('wants', 0.036429375466811686), ('know', 0.03588608449457622), ('na', 0.03087955155779783), ('want', 0.03022900142642641), ('ooh', 0.029753458803851607), ('dont', 0.029454370217415267), ('im', 0.02891160290687836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rd', 0.1591727954780368), ('praise', 0.08028769629785522), ('holy', 0.0711643192295594), ('hallelujah', 0.05205747176150944), ('name', 0.049032829494250404), ('cross', 0.047794075480598094), ('god', 0.04774390447886019), ('glory', 0.04151251955057632), ('lift', 0.041505381338414124), ('worship', 0.04134293254519938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dance', 0.0443119195636503), ('step', 0.032351489834804195), ('got', 0.030699717097159733), ('ah', 0.02461228989143883), ('shes', 0.024523693453479458), ('ring', 0.024105365491930437), ('everybody', 0.024035469954942393), ('ay', 0.02382520207836495), ('yeah', 0.023619481565465315), ('come', 0.02323475146680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ve', 0.07155316361825813), ('know', 0.05100661555757317), ('tumbling', 0.04604594853643981), ('letting', 0.045841300458580925), ('heart', 0.038672571902180035), ('ah', 0.0375443834018368), ('ever', 0.03667890931860535), ('perhaps', 0.03656627603949982), ('cant', 0.03467570215883355), ('eyes', 0.03416931263153607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god', 0.12729806541953628), ('power', 0.07866813782906179), ('nothing', 0.06581221199560855), ('belongs', 0.05656901319052222), ('hard', 0.053441771058598146), ('changed', 0.05328066331099903), ('stand', 0.04997998573450567), ('matter', 0.042141971805750605), ('done', 0.03974397236352833), ('verse', 0.0360611099969864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hristmas', 0.29245352802208313), ('merry', 0.14294597811500698), ('tree', 0.06194383085166915), ('happy', 0.05973528080806271), ('year', 0.05948263239785092), ('santa', 0.056705354846130394), ('bring', 0.05227782937613844), ('good', 0.041678696026547994), ('tidings', 0.04150002075839311), ('wish', 0.03535910206468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jesus', 0.26627472340578373), ('born', 0.10676360425359879), ('today', 0.10394073769085735), ('king', 0.07010269005109188), ('answer', 0.05974449799031954), ('angels', 0.058876885772921835), ('comfort', 0.05207466381505996), ('christ', 0.04940658074566772), ('joy', 0.049209257223060354), ('sing', 0.04726197976851797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ant', 0.10568482860078685), ('live', 0.05082576747187138), ('give', 0.0405258226556778), ('living', 0.03742017821744237), ('hard', 0.03644753376788258), ('heres', 0.036402851772849396), ('day', 0.03607508140208066), ('go', 0.03368660894115678), ('goes', 0.03245616111784204), ('home', 0.0324373827217277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da', 0.11886632414080602), ('despair', 0.06705372869563789), ('verse', 0.05846032685094408), ('chorus', 0.05814083382325193), ('mourning', 0.0576111649982222), ('ashes', 0.0576111649982222), ('gladness', 0.056269179088538644), ('peace', 0.053065610833731416), ('gives', 0.051224868098130434), ('reflection', 0.04809307939951494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rian', 0.10288882886158579), ('aj', 0.08704999342656834), ('heart', 0.07428909025259249), ('nick', 0.062189947239012736), ('justin', 0.05695193683757647), ('never', 0.04826927577162516), ('jc', 0.04751071997996411), ('give', 0.0450439951569202), ('without', 0.04468054625353494), ('love', 0.04432824562269662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roger', 0.11105729250756063), ('mark', 0.10720172651409453), ('mimi', 0.09296754574345369), ('benny', 0.07629941970299395), ('maureen', 0.06557383142716348), ('joanne', 0.06092198920305139), ('boulevard', 0.0608834973084699), ('year', 0.04565131614267231), ('angel', 0.040490550955049436), ('dentist', 0.0383003405910913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jones', 0.11298869386447144), ('baby', 0.09808397281732417), ('sexy', 0.08676626131375863), ('doctor', 0.08108945167218713), ('sex', 0.078841655275864), ('bomb', 0.0726917066452403), ('yipi', 0.06953329277282193), ('fly', 0.06930711884755329), ('im', 0.0553395530720099), ('turn', 0.054177444448980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ho', 0.10680228248274616), ('santa', 0.05951338691824696), ('christmas', 0.05684188655827838), ('yer', 0.047786155086721134), ('collins', 0.04738185668912676), ('angel', 0.04589979446785111), ('claus', 0.0448632432686558), ('fing', 0.04394798043792576), ('junkies', 0.04394798043792576), ('man', 0.04225887272744921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bop', 0.30042295623940124), ('ryan', 0.2626679051849442), ('late', 0.22971433281544362), ('apologize', 0.15021147811970062), ('tedder', 0.13832153931528388), ('ross', 0.12670924578188966), ('top', 0.11389724327590658), ('urie', 0.09120160666304025), ('brendon', 0.09120160666304025), ('sharpay', 0.0865967998009381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im', 0.04652636192193489), ('love', 0.040044988273110406), ('dont', 0.03888033114558115), ('know', 0.03665876222436804), ('chorus', 0.034781434880146046), ('verse', 0.02997038664930511), ('got', 0.029650312765875354), ('youre', 0.028573639055405012), ('na', 0.028019802340165403), ('yeah', 0.02688094514272667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troy', 0.13381035495905946), ('ryan', 0.1081626373757506), ('gabriella', 0.10238423381631391), ('sharpay', 0.09752262247759233), ('yeah', 0.08333695080919389), ('spoken', 0.07310596697720483), ('chad', 0.0683990570253792), ('company', 0.06806800956480252), ('na', 0.06627925377126058), ('want', 0.0655274463433182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justin', 0.14943721428105514), ('timberlake', 0.11842702782427272), ('around', 0.07886095276018136), ('gone', 0.06647862571415585), ('yeah', 0.06641988254916914), ('dont', 0.05897639801372424), ('bye', 0.056901421826854065), ('na', 0.05591705194577593), ('goes', 0.052506885624419), ('cry', 0.05186512546905508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im', 0.06423423309296324), ('dont', 0.04811700319023171), ('know', 0.04631859082055026), ('love', 0.044856137450096714), ('yeah', 0.04227060386169297), ('chorus', 0.0421862927718243), ('verse', 0.035842130510482254), ('na', 0.033305250370367155), ('got', 0.033211027932064235), ('youre', 0.03263833716768612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justin', 0.18997598584534578), ('bieber', 0.1514815617369384), ('love', 0.10728392012075706), ('let', 0.10000072065136346), ('baby', 0.09048878906285375), ('dont', 0.09041109822548182), ('show', 0.07287868577468637), ('need', 0.06847190638089248), ('things', 0.06158680178413708), ('go', 0.06069952420371524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harry', 0.17212356556053518), ('ever', 0.09389583189716626), ('nobody', 0.0879962583240417), ('infinity', 0.0843185832805979), ('liam', 0.07626801390624105), ('niall', 0.06837293569820142), ('story', 0.06812835739769062), ('know', 0.06423774665386614), ('thing', 0.06352666012069119), ('dont', 0.05992163523109074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luke', 0.2535884984660053), ('lonely', 0.10627792964821062), ('heart', 0.08474591148360762), ('love', 0.07959124254660803), ('red', 0.06388685313469454), ('way', 0.05824862029123398), ('made', 0.05762859290846053), ('leave', 0.05603728396594688), ('paid', 0.05417910861115468), ('ill', 0.0525311284819510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im', 0.05398537788469605), ('dont', 0.04033991165656538), ('know', 0.039261534796755954), ('yeah', 0.03858937400573603), ('chorus', 0.03680414091190649), ('verse', 0.03293231192214597), ('love', 0.03267931089223703), ('youre', 0.028931011531603355), ('got', 0.027121162889272542), ('na', 0.02709401385845391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justin', 0.11519659353555135), ('bieber', 0.10472753557003524), ('yeah', 0.06233008223395029), ('dont', 0.060395513251613485), ('go', 0.05742022944968363), ('need', 0.04857581172575878), ('ariana', 0.045577382450715145), ('grande', 0.045577382450715145), ('taylor', 0.04420426519613229), ('swift', 0.0440018943810654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jade', 0.12442914154606283), ('perrie', 0.12228199498599766), ('leighanne', 0.11545168880283765), ('ima', 0.0893076256945135), ('love', 0.07921737331856682), ('jesy', 0.07554725915644023), ('us', 0.07025841445158794), ('ya', 0.06544322411055874), ('let', 0.060409937211196196), ('sweet', 0.0579241284405647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fallin', 0.12478316106251977), ('seavey', 0.11815631822985555), ('daniel', 0.1140080568602494), ('love', 0.11078055714979701), ('zach', 0.07424722010281472), ('herron', 0.07424722010281472), ('corbyn', 0.0711705950830422), ('besson', 0.0711705950830422), ('avery', 0.06807045529724833), ('jack', 0.06369610696733903)]</text:p>
          </table:table-cell>
        </table:table-row>
        <table:table-row table:style-name="ro1">
          <table:table-cell table:number-columns-repeated="3" office:value-type="string" calcext:value-type="string">
            <text:p>TIME</text:p>
          </table:table-cell>
          <table:table-cell office:value-type="string" calcext:value-type="string">
            <text:p>264.83812713623047</text:p>
          </table:table-cell>
        </table:table-row>
      </table:table>
      <table:table table:name="topics_pop_LDA_1000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6*"not" + 0.024*"love" + 0.014*"know" + 0.012*"go" + 0.011*"co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8*"not" + 0.021*"love" + 0.011*"go" + 0.010*"get" + 0.009*"know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6*"not" + 0.019*"love" + 0.012*"know" + 0.010*"get" + 0.010*"wan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6*"love" + 0.025*"not" + 0.012*"come" + 0.011*"verse" + 0.011*"know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5*"not" + 0.020*"love" + 0.013*"know" + 0.010*"come" + 0.010*"go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30*"not" + 0.027*"love" + 0.013*"know" + 0.012*"chorus" + 0.012*"co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25*"love" + 0.021*"know" + 0.021*"not" + 0.012*"verse" + 0.010*"co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31*"not" + 0.022*"love" + 0.013*"know" + 0.012*"chorus" + 0.011*"vers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33*"not" + 0.018*"love" + 0.014*"chorus" + 0.014*"know" + 0.011*"co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18*"not" + 0.014*"know" + 0.014*"love" + 0.011*"chorus" + 0.011*"co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30*"not" + 0.022*"love" + 0.014*"know" + 0.013*"chorus" + 0.012*"vers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31*"not" + 0.018*"love" + 0.013*"chorus" + 0.013*"know" + 0.012*"vers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21*"not" + 0.017*"love" + 0.013*"know" + 0.012*"get" + 0.011*"chorus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28*"not" + 0.015*"chorus" + 0.015*"love" + 0.013*"know" + 0.012*"vers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25*"not" + 0.018*"know" + 0.017*"love" + 0.013*"verse" + 0.011*"chorus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32*"not" + 0.018*"know" + 0.015*"love" + 0.012*"chorus" + 0.012*"vers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40*"not" + 0.019*"know" + 0.019*"love" + 0.014*"chorus" + 0.011*"vers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32*"not" + 0.017*"love" + 0.016*"know" + 0.014*"chorus" + 0.013*"ge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36*"not" + 0.019*"love" + 0.012*"know" + 0.011*"yeah" + 0.011*"ge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26*"not" + 0.019*"love" + 0.017*"know" + 0.015*"chorus" + 0.012*"yeah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38*"not" + 0.026*"know" + 0.024*"love" + 0.014*"chorus" + 0.012*"yeah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47*"not" + 0.021*"love" + 0.017*"chorus" + 0.015*"know" + 0.013*"yeah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35*"not" + 0.021*"know" + 0.021*"love" + 0.020*"yeah" + 0.016*"ge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46*"not" + 0.019*"know" + 0.016*"chorus" + 0.016*"verse" + 0.016*"yeah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33*"not" + 0.020*"know" + 0.017*"yeah" + 0.016*"chorus" + 0.015*"lov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31*"not" + 0.022*"know" + 0.019*"love" + 0.015*"chorus" + 0.015*"yeah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44*"not" + 0.021*"know" + 0.021*"love" + 0.021*"yeah" + 0.016*"chorus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32*"not" + 0.022*"yeah" + 0.015*"know" + 0.015*"verse" + 0.015*"lov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40*"not" + 0.020*"chorus" + 0.019*"know" + 0.018*"yeah" + 0.013*"lov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43*"not" + 0.022*"know" + 0.018*"chorus" + 0.017*"verse" + 0.015*"love"</text:p>
          </table:table-cell>
        </table:table-row>
      </table:table>
      <table:table table:name="Pop_B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eva', 0.142953783674651), ('peron', 0.08101281089378434), ('aires', 0.07326107047103483), ('buenos', 0.07326107047103483), ('argentina', 0.06511894804914344), ('che', 0.062120561806527363), ('magaldi', 0.055169498255999455), ('one', 0.04343039759572208), ('im', 0.04341769867152557), ('supporters', 0.0417271561477488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love', 0.05224477199199451), ('im', 0.03585244064200059), ('dont', 0.03228946855945906), ('know', 0.030118194930407436), ('verse', 0.029953385865196903), ('got', 0.028443356235971076), ('go', 0.027488711115498717), ('chorus', 0.025912070940536443), ('baby', 0.02548121531706029), ('one', 0.02457486993561252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christmas', 0.48398343964629287), ('merry', 0.25520595458324263), ('wish', 0.14727000051902495), ('happy', 0.12157232741178164), ('snow', 0.10504120084854636), ('holidays', 0.09570639116277284), ('lord', 0.08612345141904289), ('someday', 0.0730721397207279), ('step', 0.06626810411171054), ('year', 0.063938122255636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im', 0.027549084533387728), ('love', 0.027544033814841037), ('verse', 0.023624867200107), ('chorus', 0.023490203527656284), ('know', 0.020188931698882587), ('dont', 0.020080054771271474), ('never', 0.0178071177138022), ('youre', 0.017196501329852842), ('day', 0.016392273049931752), ('time', 0.01523742004396008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hot', 0.030044091086662717), ('got', 0.024176933285342702), ('na', 0.022135312319463894), ('come', 0.01930872643534591), ('dont', 0.01875276551321435), ('go', 0.018465117890459876), ('yeah', 0.018018101177551673), ('dance', 0.017852398191488525), ('wan', 0.01766217966864715), ('chorus', 0.01618899733252174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baby', 0.06199351329130195), ('love', 0.04231769653254903), ('dont', 0.03578062137745338), ('heart', 0.03317791809020766), ('know', 0.03066455500799123), ('got', 0.0297266656815626), ('yeah', 0.029508965257839807), ('na', 0.029275027858188783), ('youre', 0.028748315824748596), ('give', 0.02808092767203279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ve', 0.05573136094421482), ('time', 0.048687742767702366), ('heart', 0.04270532944600582), ('never', 0.03710862861668894), ('know', 0.03325106353698073), ('hold', 0.031207164130736688), ('look', 0.03114921920716608), ('together', 0.027524184375998264), ('im', 0.027325903620341953), ('forever', 0.02720752755033130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rd', 0.10104948932530505), ('exalted', 0.05959335545337667), ('shall', 0.054516332834948125), ('us', 0.050317527205266284), ('give', 0.04915507463405196), ('worship', 0.04906783739127297), ('power', 0.0373048049748828), ('light', 0.03612059919448687), ('jesus', 0.03483749791035127), ('every', 0.0344280240918819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ve', 0.14280112558748315), ('changes', 0.06651824833243511), ('dare', 0.04423996813245551), ('say', 0.04001651750478334), ('foolish', 0.0397477678737746), ('everything', 0.036872025342582285), ('know', 0.03216472718346303), ('care', 0.031756676468150405), ('living', 0.031114450514402814), ('home', 0.0283063998264124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cat', 0.11182099323191509), ('cats', 0.10119546849487493), ('jellicle', 0.09642426988208606), ('jellicles', 0.05783653365903831), ('company', 0.05735943456263918), ('mungojerrie', 0.051293119652947666), ('rumpelteazer', 0.050181323073790904), ('bark', 0.04568082368367439), ('tum', 0.04566729919101778), ('tugger', 0.0456672991910177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christine', 0.1245590792342808), ('phantom', 0.09627000741476088), ('raoul', 0.09534702373615475), ('firmin', 0.07275849757482984), ('andre', 0.061509687309666564), ('carlotta', 0.05129176075899852), ('giry', 0.04867757216094126), ('angel', 0.0464098281282452), ('opera', 0.038922970296969776), ('music', 0.0290693258704348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picture', 0.06630412325042237), ('skies', 0.05801610784411957), ('wind', 0.056799768845989425), ('saw', 0.0494589182635207), ('first', 0.048752446162835604), ('beneath', 0.04836862243345645), ('wings', 0.045352477797628174), ('fly', 0.04409541175732157), ('beach', 0.043524942421980364), ('moon', 0.04319877310702447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woods', 0.10816279756302268), ('cinderella', 0.10467222115031793), ('baker', 0.09731906521803725), ('wife', 0.07566472281302641), ('prince', 0.06703514570460305), ('spoken', 0.06470265264161042), ('jack', 0.06321948047628428), ('wish', 0.050471094946190634), ('witch', 0.04599123121524854), ('cinderellas', 0.0368697311498944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seymour', 0.21210431987913242), ('audrey', 0.13984142059728358), ('spoken', 0.0900094778960719), ('ii', 0.07113677858246452), ('mushnik', 0.056851387785602316), ('plant', 0.05206038144312373), ('feed', 0.043309415401191965), ('urchins', 0.039129035079861416), ('sung', 0.02695946902357101), ('come', 0.02509360069489947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time', 0.11420653355279693), ('ago', 0.09459947522577647), ('long', 0.05559329076872681), ('bonny', 0.05135282497257523), ('loong', 0.05135282497257523), ('night', 0.04889297468436413), ('heels', 0.0469886142310782), ('hours', 0.035408437258737636), ('live', 0.03525645195955916), ('lost', 0.0321417494773655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marius', 0.12614967972172073), ('valjean', 0.0994223920435641), ('cosette', 0.08060102077427048), ('thenardier', 0.0671289503088367), ('eponine', 0.06671737814496212), ('javert', 0.055936928935783406), ('heres', 0.03421830725331241), ('look', 0.03143361912971236), ('life', 0.028024610302577208), ('bring', 0.02682834233195830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move', 0.12281841482413723), ('hush', 0.09903392449127411), ('voices', 0.06392032431567353), ('carry', 0.060146030703506104), ('bye', 0.05276831076995111), ('love', 0.05176735673077906), ('take', 0.05121304240823214), ('chorus', 0.049949691605801934), ('dont', 0.04931915392487651), ('im', 0.04742232360895430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works', 0.07300692158376583), ('sweep', 0.07035510330172716), ('hard', 0.06974068425872137), ('money', 0.06433790122327966), ('door', 0.06170162702549772), ('holiday', 0.060123347186630684), ('celebrate', 0.05370128019300744), ('around', 0.053003973741437185), ('chorus', 0.04346499480083817), ('front', 0.037360440639250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want', 0.09281637483706873), ('hurt', 0.09216672960114558), ('illusion', 0.0822169457432873), ('cry', 0.07790143267710974), ('mean', 0.07487909318807426), ('really', 0.07128159563221262), ('die', 0.0657663314491077), ('make', 0.06425369043834983), ('mercy', 0.06166270930746548), ('never', 0.05790032115029096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dont', 0.028369462161468594), ('im', 0.02807673837741198), ('love', 0.022315026916240106), ('man', 0.02198415243822338), ('know', 0.021943544902272433), ('chorus', 0.021861307585606962), ('verse', 0.02102467631042944), ('something', 0.020433418202615215), ('sometimes', 0.02016652558212602), ('fix', 0.01909966913073838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rd', 0.11878694803000014), ('jesus', 0.10536997823568386), ('holy', 0.05554312511722583), ('praise', 0.05147949580018856), ('lamb', 0.04859798407743353), ('glory', 0.0462859375976882), ('today', 0.041460514269297005), ('cross', 0.03845856460649649), ('born', 0.035426077367281775), ('king', 0.0348932492857230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aby', 0.09543762728087589), ('love', 0.057633338039684553), ('know', 0.04040863028787986), ('give', 0.03807593626745771), ('yeah', 0.03701255574747677), ('na', 0.03550544827820736), ('dont', 0.03529053315448937), ('wants', 0.03284164395319062), ('would', 0.03178729901617758), ('ba', 0.03175921711951499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rock', 0.05929275787102586), ('boom', 0.04052295374890319), ('dance', 0.03790582274821435), ('ya', 0.036633945042115375), ('wiggle', 0.03542142427406533), ('say', 0.034745521300705226), ('bout', 0.031806994090111146), ('put', 0.03017247013596432), ('funk', 0.029399002884658645), ('got', 0.02935906529890868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right', 0.05291102094606659), ('day', 0.03851174599129088), ('sky', 0.037939756271031626), ('one', 0.03511276721383687), ('verse', 0.03252229272596737), ('sun', 0.031616063418976215), ('ran', 0.028861724617368613), ('see', 0.027688569085478978), ('star', 0.026916428796708875), ('ill', 0.0268203173314386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ve', 0.06682791620403593), ('always', 0.05623856772033274), ('chorus', 0.04052712684368394), ('verse', 0.038148579026597), ('possibly', 0.033445396892263446), ('cant', 0.03342066286479304), ('maybe', 0.03311693826294053), ('heart', 0.03248496962067117), ('could', 0.032147959566469396), ('dream', 0.031794533923888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horus', 0.048749062581546564), ('verse', 0.04555496306065408), ('nothing', 0.04423500193882662), ('power', 0.04408579437078452), ('hard', 0.041674064003139756), ('belongs', 0.03862732771730385), ('changed', 0.0364785352677264), ('da', 0.03604208339760539), ('ive', 0.03235137110608073), ('heart', 0.0313615201703432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og', 0.036858016943530324), ('miss', 0.036552712227980594), ('larry', 0.029823251715090118), ('newsies', 0.024477198219688377), ('hole', 0.023690048523631074), ('rattlin', 0.02080257580401048), ('valleyo', 0.020384004600108415), ('tree', 0.019150402845938223), ('mrs', 0.018813934113017603), ('chicka', 0.01868672308531068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ve', 0.07747564398280711), ('pain', 0.05264596193519443), ('know', 0.0510636764067118), ('letting', 0.0443950348832211), ('take', 0.041100962840696184), ('miss', 0.04102681283875529), ('tumbling', 0.039740215933873155), ('heart', 0.03880812084913218), ('away', 0.03866644006959706), ('ever', 0.0345127123678162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hristmas', 0.20849495305466365), ('merry', 0.09176494434796578), ('santa', 0.061776508702992186), ('ho', 0.04863102484073916), ('happy', 0.04201123887885789), ('tree', 0.0409886177469516), ('year', 0.038532839565695816), ('bring', 0.03407919094975498), ('bells', 0.029668715111556974), ('good', 0.02822752572617529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aint', 0.05924494533070158), ('anything', 0.048923292124918125), ('jam', 0.039358131004051965), ('dont', 0.038839019648358925), ('savages', 0.03813669882348841), ('much', 0.034337940193620256), ('got', 0.03360546622470013), ('wan', 0.03304850630378733), ('money', 0.032126447724059946), ('would', 0.02998326405219699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ve', 0.0683927616521285), ('brian', 0.06733855996974912), ('heart', 0.06631084055713858), ('gim', 0.05872776097667829), ('me', 0.05872776097667829), ('aj', 0.05689157530375785), ('mariah', 0.05222283719593199), ('carey', 0.051505034374922744), ('ill', 0.047632320740923315), ('nick', 0.0407285783042899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mimi', 0.08872993865620402), ('roger', 0.08730397933809551), ('mark', 0.0842047550512069), ('statler', 0.06567943202676668), ('waldorf', 0.06567943202676668), ('benny', 0.05966646783762486), ('marley', 0.05445679330792624), ('maureen', 0.05140404371506121), ('joanne', 0.04760414239427169), ('boulevard', 0.0474731182550667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ant', 0.12830079521255536), ('live', 0.05777635293440697), ('give', 0.046707914379781376), ('forget', 0.04376040617261503), ('living', 0.04322597152304444), ('hard', 0.03934921411658591), ('heres', 0.03869544732587905), ('go', 0.0358438022631987), ('day', 0.03580782409528207), ('goes', 0.0348212689716356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im', 0.05155088244844339), ('love', 0.04402178150274673), ('dont', 0.042803282809448784), ('know', 0.04033193122044306), ('chorus', 0.038202140228250726), ('verse', 0.03275811770372843), ('got', 0.032408074030928415), ('youre', 0.03113964182062453), ('na', 0.030631890922841864), ('yeah', 0.0294274452348439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troy', 0.13443210491681687), ('ryan', 0.11852089204986363), ('sharpay', 0.10291541560165397), ('gabriella', 0.09495626216789246), ('yeah', 0.08719422704730899), ('spoken', 0.07437469095697712), ('na', 0.06905710243521125), ('chad', 0.06834903596529446), ('company', 0.06829388806971522), ('want', 0.0678794367298676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justin', 0.16609862453930713), ('timberlake', 0.13136249216365606), ('around', 0.08868820612748798), ('yeah', 0.07613550726488742), ('gone', 0.07431767123511195), ('dont', 0.06742894310401361), ('na', 0.0641026976930511), ('bye', 0.06336330099907847), ('love', 0.05911319299844431), ('goes', 0.05852596890933394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im', 0.07370108965945352), ('dont', 0.05541946039691296), ('know', 0.052385075795671095), ('love', 0.05189607219942347), ('yeah', 0.04786515160020722), ('chorus', 0.04766589756992301), ('verse', 0.04030093972538631), ('got', 0.037204645136864715), ('na', 0.037102640538930615), ('youre', 0.0364407542008669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harry', 0.1815814937033283), ('ever', 0.10129593321538558), ('nobody', 0.0941543851792344), ('infinity', 0.08850707017763541), ('liam', 0.08027175042499893), ('story', 0.07194690295431139), ('know', 0.0719300671063394), ('niall', 0.07165221563556277), ('thing', 0.06805269337090457), ('dont', 0.0672436545027540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luke', 0.13593234178237887), ('reyes', 0.11290410324906346), ('madison', 0.1083780515745577), ('gillespie', 0.09901484179377788), ('charlie', 0.09833883670445363), ('tall', 0.057411039683370704), ('lonely', 0.056956715236255825), ('stand', 0.05670110743064802), ('heart', 0.04962475259999082), ('woah', 0.0483162256871364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im', 0.05449062982901631), ('dont', 0.04078113542216496), ('know', 0.03977911067056343), ('yeah', 0.03918702519320472), ('chorus', 0.037117172846477656), ('verse', 0.03326692030968635), ('love', 0.033140063066983076), ('youre', 0.029116445176335014), ('na', 0.02742895729516721), ('got', 0.027257557263849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jade', 0.10757525234285942), ('perrie', 0.10572145403831198), ('leighanne', 0.09981969090088692), ('ima', 0.07842338551325359), ('love', 0.06968845315724621), ('jesy', 0.06532915178413108), ('us', 0.06069268334465076), ('yeah', 0.058641821909202405), ('ya', 0.05655003025089297), ('let', 0.05215393764069145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justin', 0.15070112498150212), ('bieber', 0.13683192389774343), ('dont', 0.07319590190845823), ('go', 0.07309035827018302), ('yeah', 0.0625671887853868), ('need', 0.06104914730434425), ('taylor', 0.0584791008972691), ('swift', 0.05821084114761076), ('stuck', 0.044598620480580255), ('cant', 0.0426081431844186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fallin', 0.12589354371016562), ('seavey', 0.11925893828232921), ('daniel', 0.1150633554300141), ('love', 0.11151479272473191), ('zach', 0.0749511604411164), ('herron', 0.0749511604411164), ('corbyn', 0.07184625358217984), ('besson', 0.07184625358217984), ('avery', 0.06871756370434418), ('jack', 0.06429328759847804)]</text:p>
          </table:table-cell>
        </table:table-row>
        <table:table-row table:style-name="ro1">
          <table:table-cell table:number-columns-repeated="3" office:value-type="string" calcext:value-type="string">
            <text:p>TIME</text:p>
          </table:table-cell>
          <table:table-cell office:value-type="string" calcext:value-type="string">
            <text:p>291.9120876789093</text:p>
          </table:table-cell>
        </table:table-row>
      </table:table>
      <table:table table:name="Misc_L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06*"one" + 0.006*"state" + 0.006*"man" + 0.005*"production" + 0.004*"political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08*"people" + 0.007*"world" + 0.006*"must" + 0.005*"new" + 0.005*"on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11*"v" + 0.008*"2d" + 0.007*"law" + 0.006*"court" + 0.005*"defendan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12*"v" + 0.011*"u" + 0.010*"court" + 0.006*"luke" + 0.006*"stat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07*"one" + 0.006*"know" + 0.005*"man" + 0.005*"go" + 0.005*"michael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12*"court" + 0.012*"v" + 0.008*"state" + 0.007*"u" + 0.006*"2d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06*"war" + 0.006*"people" + 0.005*"one" + 0.005*"jake" + 0.004*"new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09*"case" + 0.008*"said" + 0.007*"one" + 0.004*"back" + 0.003*"ariel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08*"one" + 0.004*"would" + 0.004*"people" + 0.003*"time" + 0.003*"even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10*"know" + 0.007*"one" + 0.007*"go" + 0.005*"say" + 0.005*"righ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08*"frasier" + 0.007*"henry" + 0.007*"simba" + 0.007*"see" + 0.006*"edina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07*"homer" + 0.005*"know" + 0.004*"one" + 0.004*"man" + 0.004*"katsuya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11*"stan" + 0.011*"cartman" + 0.009*"mr" + 0.009*"kyle" + 0.005*"jack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07*"one" + 0.005*"would" + 0.005*"said" + 0.005*"know" + 0.004*"tim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17*"ross" + 0.016*"know" + 0.015*"monica" + 0.014*"chandler" + 0.014*"rachel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13*"man" + 0.012*"know" + 0.010*"harry" + 0.008*"right" + 0.006*"gon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08*"know" + 0.007*"one" + 0.005*"would" + 0.005*"time" + 0.005*"michael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20*"00" + 0.016*"01" + 0.010*"elle" + 0.007*"johnny" + 0.006*"shall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22*"ted" + 0.011*"robin" + 0.010*"marshall" + 0.010*"barney" + 0.010*"lily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11*"troy" + 0.006*"gabriella" + 0.006*"00pm" + 0.006*"30pm" + 0.005*"go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7*"one" + 0.006*"said" + 0.005*"know" + 0.005*"would" + 0.005*"lov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9*"know" + 0.008*"people" + 0.007*"one" + 0.006*"think" + 0.005*"right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25*"2018" + 0.012*"one" + 0.005*"narrator" + 0.004*"feat" + 0.003*"black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5*"album" + 0.004*"song" + 0.004*"2" + 0.004*"bond" + 0.004*"on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07*"jon" + 0.007*"stark" + 0.006*"man" + 0.006*"tyrion" + 0.005*"king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18*"ft" + 0.005*"wanda" + 0.005*"know" + 0.005*"lil" + 0.004*"remix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18*"feat" + 0.009*"1" + 0.008*"2" + 0.007*"live" + 0.007*"new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37*"feature" + 0.022*"2020" + 0.022*"2021" + 0.016*"2018" + 0.015*"2019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08*"know" + 0.007*"one" + 0.005*"time" + 0.004*"people" + 0.004*"love"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13*"song" + 0.009*"album" + 0.007*"music" + 0.006*"genius" + 0.006*"01"</text:p>
          </table:table-cell>
        </table:table-row>
      </table:table>
      <table:table table:name="Misc_B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luke', 0.1184087130598725), ('int', 0.06207260372183709), ('han', 0.06070938635608085), ('star', 0.05162093985574278), ('threepio', 0.04842603233490204), ('cockpit', 0.045837338891751005), ('death', 0.045740514633330814), ('ben', 0.042894590369721236), ('arthur', 0.04094011364557742), ('leia', 0.03614118627982406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one', 0.021775976614302785), ('know', 0.017514297427925107), ('said', 0.016915664754614413), ('go', 0.015521871760345063), ('im', 0.015330016226451987), ('would', 0.01520275342625699), ('time', 0.014630998982591008), ('dont', 0.0143371034919167), ('man', 0.013923071988175497), ('black', 0.0136171003560055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court', 0.034817758283671785), ('law', 0.026830267303826254), ('state', 0.023184542931509126), ('states', 0.022439814417205554), ('case', 0.019402792881397703), ('see', 0.018812765380932836), ('supra', 0.018586159430240286), ('would', 0.018436240014553643), ('may', 0.016813229847960208), ('property', 0.01632153507323492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american', 0.026800254213475976), ('peace', 0.026280728342726847), ('must', 0.023738132490220273), ('new', 0.023442431606894878), ('people', 0.023408887786452535), ('states', 0.023288249009396515), ('government', 0.02313675825524564), ('congress', 0.02298246363467869), ('united', 0.022229720747645895), ('year', 0.02127884171568060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michael', 0.11080508111712266), ('corleone', 0.04456541129362575), ('vito', 0.042910939423914704), ('tom', 0.04186937392405789), ('view', 0.0398865844966671), ('kay', 0.03631442779113548), ('sonny', 0.03426775669850661), ('hagen', 0.033900786173853455), ('fredo', 0.030369289889666477), ('clemenza', 0.02739091628593230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travis', 0.24523775297128442), ('iris', 0.06525186238193038), ('betsy', 0.03974474892739496), ('taxi', 0.03909743078581907), ('wizard', 0.038806985294695354), ('palantine', 0.03585035437916048), ('man', 0.035170277822392314), ('cab', 0.03503616969606307), ('back', 0.02569250985726025), ('walks', 0.02540465180262681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political', 0.042399648608541306), ('state', 0.037627586295301746), ('production', 0.03611505650381392), ('labour', 0.035145942784469815), ('society', 0.03369409807490967), ('capital', 0.03152799520481296), ('man', 0.027502133222739103), ('religion', 0.02683821823151576), ('oppressed', 0.026222117025183914), ('therefore', 0.0251019130983521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wwe', 0.27006778189142167), ('champion', 0.20664175135423285), ('championship', 0.13243726566400807), ('time', 0.1212199304239106), ('tag', 0.11118544158595983), ('team', 0.1053721162203351), ('feuds', 0.0819502062096879), ('aliases', 0.0819502062096879), ('finisher', 0.0819502062096879), ('hometown', 0.0808844284509933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one', 0.029647130108926882), ('know', 0.02158668957281467), ('dont', 0.021321971870778045), ('said', 0.019710871095614098), ('im', 0.01879655503980775), ('would', 0.01780760674062472), ('people', 0.017100976450511545), ('time', 0.017020355513209403), ('go', 0.01625340864958981), ('got', 0.01614119706363847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court', 0.06023247015310577), ('state', 0.04207079288588523), ('see', 0.02958647977018294), ('would', 0.029404764255995704), ('law', 0.027929892923475738), ('case', 0.025808021543512454), ('may', 0.02543929627685942), ('defendant', 0.023680304326565992), ('states', 0.02245949449161317), ('public', 0.0221144494345262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dont', 0.014362519504643203), ('one', 0.013704164786385063), ('im', 0.012187147801749162), ('know', 0.011825610529367644), ('man', 0.01124347135801844), ('go', 0.010873581259799637), ('would', 0.010623464040960325), ('people', 0.010551220429229024), ('us', 0.010324759560001466), ('got', 0.0100405902747201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love', 0.08223952283152858), ('lord', 0.04448966620259802), ('jesus', 0.03773676625363516), ('let', 0.03192890189866553), ('heart', 0.03133771658532889), ('sing', 0.024998709625481303), ('chorus', 0.023823070110412344), ('rain', 0.02326520785362996), ('whoop', 0.022961761929111965), ('im', 0.02216246625867930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simba', 0.03535556199774706), ('belle', 0.024537661994093518), ('beast', 0.019331378825230946), ('scar', 0.016717395121801985), ('gaston', 0.01463592179654904), ('one', 0.014340237436495385), ('timon', 0.013838642742013513), ('back', 0.013455734497371637), ('mufasa', 0.012432412383168511), ('zazu', 0.01220674464344047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ross', 0.07347353622552323), ('monica', 0.0676075607655948), ('chandler', 0.06620365458551836), ('rachel', 0.06289853381724007), ('joey', 0.060681699824328646), ('phoebe', 0.05426397320677472), ('know', 0.02866625021195536), ('im', 0.02803429435112413), ('yeah', 0.024130836652430834), ('okay', 0.02397689135535128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vincent', 0.04212985792806942), ('mia', 0.033529999012761505), ('know', 0.03170487118692414), ('man', 0.02887600330264827), ('na', 0.02724704123173095), ('got', 0.025790429480928367), ('dont', 0.025077888245865994), ('gon', 0.02250856009703647), ('come', 0.022197133994797846), ('im', 0.0214779462009681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harry', 0.04218072581247534), ('henry', 0.039186253266501124), ('jack', 0.034064101412459885), ('kevin', 0.031426692323388926), ('tyler', 0.023153974915324196), ('vo', 0.021930108553887225), ('cut', 0.02162278748964629), ('see', 0.020459087574106832), ('karen', 0.019602225792321883), ('neo', 0.01870589762114089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stan', 0.08516218838996618), ('cartman', 0.07995238702849591), ('kyle', 0.0719184664382404), ('mr', 0.04667006572516838), ('chef', 0.04020728632720387), ('garrison', 0.03590042711288789), ('cory', 0.03493331459096067), ('kenny', 0.03137365706850382), ('wendy', 0.02684524664592585), ('jimbo', 0.02110081259671165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jerry', 0.10310426537111984), ('george', 0.07288236745332229), ('elaine', 0.06323606347511312), ('kramer', 0.05393603795821707), ('frasier', 0.03570924176534972), ('well', 0.02423420268754176), ('niles', 0.021959637532389026), ('morty', 0.02104757590963804), ('im', 0.0208036676169518), ('martin', 0.02056558722721233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said', 0.03957813228218124), ('rat', 0.03237809192708269), ('war', 0.02610397175575759), ('sanders', 0.023243870897911353), ('seemed', 0.018852185349956835), ('azar', 0.01784213107889253), ('one', 0.01672197665358482), ('could', 0.016632357303177525), ('field', 0.01593693241516126), ('kiowa', 0.01548624086891079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priest', 0.024016770528134), ('choose', 0.023448901057978675), ('youre', 0.022309394192956643), ('stereotype', 0.02094069141885106), ('could', 0.020458886672234756), ('really', 0.019826043904071493), ('didnt', 0.019644380874544728), ('know', 0.018998889865190636), ('dont', 0.01832489579075739), ('im', 0.01825689084302802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nintendo', 0.059508909588272554), ('mankind', 0.04165371206235059), ('ring', 0.03590693015667304), ('match', 0.0357767309517591), ('brother', 0.03478786816442007), ('hogan', 0.03442293446754022), ('hulk', 0.03442293446754022), ('wrestling', 0.030006406509558256), ('wwf', 0.02901155237140858), ('austin', 0.02815162127070250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tupac', 0.11244291796506546), ('sanyika', 0.09021175847238365), ('know', 0.05698416484138245), ('im', 0.05425396807126254), ('got', 0.05036432926936011), ('saying', 0.043998076136643915), ('pac', 0.043427216566790126), ('thats', 0.03522392892701116), ('coast', 0.03251283246432464), ('interviewer', 0.02857053721499350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kefka', 0.028280450325145548), ('terra', 0.022829968235597284), ('locke', 0.021827332261072252), ('gesthal', 0.021781187345743202), ('capitalism', 0.01984659606378981), ('strago', 0.019671321337844876), ('espers', 0.018344686388030256), ('world', 0.017630850956976415), ('schizophrenic', 0.017470594719071655), ('law', 0.01670680642926153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homer', 0.1528161130021867), ('bart', 0.08357149254563725), ('marge', 0.06862152643944386), ('lisa', 0.06694687430835491), ('burns', 0.02792750237374797), ('itchy', 0.02028859188463883), ('poochie', 0.020102834849874233), ('scratchy', 0.01853860871808308), ('dr', 0.01752919146352438), ('moe', 0.01752432315199129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hristmas', 0.32837466931361553), ('jingle', 0.12003604028018203), ('bells', 0.10239326403999469), ('merry', 0.09127121528604293), ('day', 0.059039008210292655), ('sleigh', 0.05524852136000591), ('beeflog', 0.05339512072008093), ('onehorse', 0.052578912231322834), ('jew', 0.050629806616899815), ('time', 0.0450546503716336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change', 0.13920205515742148), ('sometimes', 0.11607085050868286), ('ill', 0.07265552575574016), ('show', 0.06804020857840848), ('solve', 0.06680095262676185), ('little', 0.06194588858133578), ('yeah', 0.055104228509558324), ('way', 0.0533374770844688), ('kick', 0.05252265252988119), ('im', 0.0434600061482182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nute', 0.05478637494234146), ('ismay', 0.046513026038683875), ('obiwan', 0.046513026038683875), ('quigon', 0.046513026038683875), ('federation', 0.04555787004253456), ('passengers', 0.044539912357691204), ('captain', 0.04366787607254146), ('pitman', 0.04142292529258843), ('andrews', 0.04069889778384839), ('hartley', 0.0394504050405604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know', 0.018839934830888833), ('im', 0.018500123305962065), ('dont', 0.0171227204018365), ('one', 0.014944261494396502), ('got', 0.014349996247116725), ('charlie', 0.01358625404355676), ('dennis', 0.013059683390796753), ('right', 0.012465804157033281), ('youre', 0.012169170327917339), ('go', 0.01174421881791253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would', 0.017904521938734458), ('one', 0.016257336619080073), ('eddy', 0.01599210071465205), ('us', 0.014442961474910145), ('way', 0.013090023275192302), ('time', 0.013055113424973211), ('said', 0.012729297018491879), ('could', 0.012579070793275025), ('people', 0.011984042616254511), ('ed', 0.01189212786187928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one', 0.019652251718693926), ('light', 0.01894343996276462), ('eyes', 0.016171855646761414), ('hand', 0.016107934981529824), ('white', 0.015314217295213633), ('teeth', 0.014265140938627036), ('back', 0.014223765301056028), ('skin', 0.01357397789594661), ('water', 0.012435738209143206), ('across', 0.01226804209704496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lord', 0.13108715638140064), ('jesus', 0.10497069238968507), ('thank', 0.0758261567295072), ('believe', 0.07218754415537938), ('choir', 0.057294687438021304), ('sing', 0.055402574614210255), ('arise', 0.05435271697997494), ('chorus', 0.0543076861099254), ('verse', 0.053831124302402604), ('worship', 0.0483323393449531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man', 0.0599732383138667), ('got', 0.03963306204754647), ('im', 0.036812821517982534), ('know', 0.03381842552493707), ('aint', 0.03325105285145625), ('right', 0.029579598613968472), ('na', 0.02691445562982577), ('gon', 0.026664351036322507), ('mcnulty', 0.025552505338604342), ('yeah', 0.02424994113439858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love', 0.0637112143441558), ('im', 0.05991145955484625), ('verse', 0.054198622632416836), ('cause', 0.05301947222175723), ('chorus', 0.04894952992125362), ('aint', 0.045803777342397024), ('never', 0.03743632730721762), ('cant', 0.03480619374053546), ('na', 0.034184433080853796), ('got', 0.03387179526630850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edmond', 0.08017014490850952), ('love', 0.07234581349264556), ('mercds', 0.047007841992237086), ('dark', 0.03581622818313659), ('albert', 0.034637357257437856), ('maria', 0.03337112170204521), ('heart', 0.03295708658295789), ('allowed', 0.03046045674529605), ('eyes', 0.028456195751942703), ('fall', 0.02783425760580032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ted', 0.09907427842650264), ('marshall', 0.05959430786864246), ('robin', 0.05883527399654776), ('barney', 0.05878401313336636), ('lily', 0.057151567038777794), ('pm', 0.036658065463069524), ('im', 0.02969541399434595), ('shrek', 0.025533350823568935), ('know', 0.021952050914244133), ('go', 0.0204155251946175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harry', 0.1790913747559617), ('ron', 0.0826332402524377), ('hermione', 0.06667495663191837), ('hagrid', 0.04601369876661552), ('dumbledore', 0.042884620242257185), ('voldemort', 0.02842575726229203), ('potter', 0.02722468538753924), ('madeye', 0.023996840846226372), ('hogwarts', 0.023816074395418413), ('snape', 0.0237537171303923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michael', 0.13592338932789796), ('dwight', 0.06910385210748972), ('jim', 0.06367579690904593), ('pam', 0.05702327087696253), ('know', 0.025226811730583224), ('im', 0.024733963388991573), ('dont', 0.023023933388285307), ('bartlet', 0.022039962539327565), ('ok', 0.021634585393076382), ('ryan', 0.020974353180191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troy', 0.06427391578181421), ('johnny', 0.049105092148198706), ('lisa', 0.046062707839210154), ('gabriella', 0.042919606370070834), ('lorelai', 0.041750316437848184), ('sharpay', 0.03708970454637607), ('mark', 0.034689463009489226), ('rory', 0.03425889955568727), ('cut', 0.03072465858307255), ('house', 0.02948369729176399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know', 0.0439961670240473), ('im', 0.03840122341420821), ('black', 0.03804577042214255), ('people', 0.030380176863031697), ('see', 0.029973481841898058), ('thats', 0.02950851039451064), ('got', 0.02945626404674688), ('dont', 0.027338723584735516), ('white', 0.02723960773212778), ('na', 0.0271295321667548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spoken', 0.17416029103491468), ('goodbye', 0.15427360451912966), ('panch', 0.10296949058847399), ('olive', 0.09647066194781659), ('spellers', 0.09499124997685163), ('foot', 0.09345819168937163), ('magic', 0.08832054479287314), ('second', 0.07576242502741377), ('barfee', 0.07463284649942227), ('pandemonium', 0.0704496621737509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horton', 0.22828751973154057), ('gertrude', 0.1860575233118386), ('bird', 0.16152884964620665), ('mayzie', 0.14793228414375412), ('cat', 0.09941098132396325), ('lucky', 0.09619558412782157), ('girls', 0.09464621189263515), ('nest', 0.08960572223204723), ('egg', 0.08959383571080189), ('amayzing', 0.074941780620352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one', 0.027590415630318915), ('im', 0.021880864875949063), ('dont', 0.02067629610270247), ('know', 0.020061873347029763), ('would', 0.016889219723671082), ('time', 0.01651148983230372), ('people', 0.015754972249771116), ('said', 0.015360189072676432), ('got', 0.015124478086233595), ('see', 0.01502948251942501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jon', 0.06530406020398845), ('stark', 0.05980870165293803), ('tyrion', 0.05515936055959737), ('cersei', 0.04525380553968389), ('daenerys', 0.04325285107495034), ('sansa', 0.03746124240019253), ('lord', 0.03579187871842192), ('snow', 0.031144332635558998), ('arya', 0.030884626711043577), ('jaime', 0.0300148504842622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adnan', 0.09793018181927371), ('koenig', 0.0840461876343296), ('sarah', 0.08325000242630622), ('jay', 0.07701535938691025), ('know', 0.04707465935650467), ('said', 0.04291231899220907), ('says', 0.04031126681643543), ('hae', 0.03825069502023308), ('call', 0.036426616946410445), ('adnans', 0.0322168035301885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im', 0.020652303646423658), ('know', 0.01741676883991992), ('one', 0.016303256615382497), ('dont', 0.01553834076945871), ('would', 0.01491863983332064), ('going', 0.01401328430515613), ('said', 0.013423156615571611), ('people', 0.013388598005168683), ('us', 0.013271182718005764), ('time', 0.01241735507903081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ft', 0.05079242470068478), ('lil', 0.020060620910935696), ('love', 0.019471795092499983), ('remix', 0.01766560789002085), ('album', 0.016876266434546355), ('new', 0.01683202675882222), ('song', 0.014633329266627627), ('one', 0.010921347440024166), ('demo', 0.010448160043533876), ('feat', 0.0091724799909434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im', 0.03782638012065597), ('aint', 0.036030600293920335), ('got', 0.03515759200625611), ('ya', 0.026860478438325976), ('cause', 0.026149207273320537), ('wit', 0.02591385265588698), ('dont', 0.02541106428136872), ('yall', 0.024765779781426238), ('gon', 0.023107841849184456), ('know', 0.02259320293662882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tears', 0.02564033343017571), ('come', 0.02244143120204941), ('dont', 0.020250173328790956), ('see', 0.019016961688894458), ('heart', 0.018633946269585932), ('one', 0.018028379232889954), ('hands', 0.017678510060582468), ('past', 0.017613560283279903), ('way', 0.01756093896317921), ('let', 0.01734812397133891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please', 0.4138584409126231), ('familyfriendly', 0.1979333593386326), ('inappropriate', 0.1969458326165399), ('importantly', 0.19460080493188764), ('annotate', 0.19370820947671452), ('comments', 0.1924136770942161), ('avoid', 0.19036456631072446), ('topic', 0.18697355154605083), ('creating', 0.18661774403296097), ('annotation', 0.1823158100474448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im', 0.06557400331479608), ('love', 0.05869945688982875), ('dont', 0.058672164322291685), ('chorus', 0.0552979456490529), ('verse', 0.051469868645263844), ('know', 0.04017292601222693), ('yeah', 0.03600448237265726), ('leave', 0.034956720958005116), ('time', 0.031145444126932487), ('cant', 0.0296254602647120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genius', 0.055931240808165486), ('song', 0.029709980292274753), ('benrodz', 0.027677266486651655), ('community', 0.022695911789454726), ('music', 0.02213428158807533), ('korean', 0.02184585418625142), ('page', 0.021658149893068118), ('artists', 0.020333419732479017), ('translation', 0.0199075457165776), ('songs', 0.0188742501746695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th', 0.2684936960457266), ('feature', 0.16242204893610276), ('december', 0.07993595632859538), ('st', 0.0793197346938797), ('october', 0.07446130680971236), ('november', 0.07428226488095806), ('june', 0.06941229504431519), ('may', 0.06856493421958898), ('september', 0.06704695702215736), ('july', 0.0669975035604992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feat', 0.10240334736481004), ('worship', 0.06503172328444246), ('live', 0.051751270532530064), ('music', 0.02915296242970912), ('jesus', 0.020532670284818956), ('love', 0.019937169482491846), ('psalm', 0.013509715834061882), ('grace', 0.013274483200966906), ('king', 0.012443087943427055), ('john', 0.01196870464079027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badalamenti', 0.027073882559152374), ('indriolo', 0.02665981127250217), ('know', 0.025393065929427635), ('people', 0.025186880636729216), ('michael', 0.023348174514544632), ('tony', 0.023214134522962435), ('mickey', 0.020735408767501688), ('dont', 0.01818390534636603), ('way', 0.017851221652555357), ('trump', 0.0178263044478919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hurt', 0.061772093641401), ('friend', 0.05420797527951411), ('would', 0.05199552038803244), ('know', 0.048806487839271995), ('dont', 0.046656914184449505), ('loved', 0.043977711553076324), ('want', 0.04162291355794361), ('wish', 0.040041215483540143), ('die', 0.03999307987341362), ('never', 0.0381009258881056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spoken', 0.1449138317090928), ('nerd', 0.08891763432848238), ('skull', 0.08247918947555467), ('face', 0.07817557222266189), ('emojis', 0.06367026454743635), ('smize', 0.05533373474961526), ('sunny', 0.05161003256594428), ('princess', 0.038197234539907254), ('woah', 0.03565498668524271), ('design', 0.03559312590754777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health', 0.19144402403257504), ('science', 0.1901787067649241), ('medicine', 0.15771698113181787), ('exercise', 0.14680111178964778), ('food', 0.12488219435750633), ('nutrition', 0.12110156873316297), ('stuff', 0.10019769093945055), ('cool', 0.0849596113998751), ('diet', 0.08494578917610586), ('loss', 0.0677968024812496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murdoc', 0.3513769650264366), ('russel', 0.24533428620150835), ('yeah', 0.1458514597312435), ('noodle', 0.09669787791927198), ('tape', 0.08021995553228277), ('portal', 0.06370565195802383), ('scratches', 0.06047002840641324), ('know', 0.05448800642096497), ('thats', 0.04479596990338479), ('well', 0.04263751291748065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abrahm', 0.06682874539997537), ('dovahcom', 0.04972566598894676), ('sire', 0.026009209515944313), ('world', 0.022042964219162166), ('kant', 0.02174890698932523), ('well', 0.020937044398123546), ('also', 0.020335138516573436), ('thus', 0.019504254910534254), ('capital', 0.01916780785617651), ('relation', 0.019162956917818982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wanda', 0.11380267542454804), ('vision', 0.09367588756743787), ('ahsoka', 0.060901200984416336), ('rex', 0.04998623193457771), ('cut', 0.04081373623802317), ('maul', 0.03614835780316059), ('monica', 0.03488569617668558), ('clones', 0.03205817424036739), ('agnes', 0.029632372044503745), ('geraldine', 0.02902297183589633)]</text:p>
          </table:table-cell>
        </table:table-row>
        <table:table-row table:style-name="ro1">
          <table:table-cell table:number-columns-repeated="3" office:value-type="string" calcext:value-type="string">
            <text:p>TIME</text:p>
          </table:table-cell>
          <table:table-cell office:value-type="string" calcext:value-type="string">
            <text:p>281.1584026813507</text:p>
          </table:table-cell>
        </table:table-row>
      </table:table>
      <table:table table:name="topics_rock_LDA_1000_11_1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19*"love" + 0.012*"time" + 0.012*"baby" + 0.010*"to" + 0.009*"night" + 0.008*"day" + 0.008*"life" + 0.007*"girl" + 0.006*"go" + 0.006*"feel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0.025*"love" + 0.014*"time" + 0.011*"to" + 0.010*"baby" + 0.010*"night" + 0.009*"feel" + 0.009*"go" + 0.009*"day" + 0.007*"outro" + 0.006*"lie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28*"love" + 0.014*"time" + 0.011*"go" + 0.010*"to" + 0.009*"eye" + 0.009*"day" + 0.008*"heart" + 0.008*"baby" + 0.008*"outro" + 0.008*"live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0.020*"love" + 0.013*"time" + 0.013*"to" + 0.010*"night" + 0.010*"feel" + 0.009*"day" + 0.009*"life" + 0.008*"girl" + 0.007*"baby" + 0.007*"heart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16*"love" + 0.012*"time" + 0.011*"feel" + 0.009*"go" + 0.008*"to" + 0.008*"baby" + 0.008*"wanna" + 0.008*"life" + 0.007*"outro" + 0.007*"day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.019*"love" + 0.013*"to" + 0.012*"time" + 0.009*"bridge" + 0.009*"life" + 0.009*"feel" + 0.009*"day" + 0.008*"baby" + 0.008*"outro" + 0.007*"wanna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13*"love" + 0.012*"time" + 0.010*"bridge" + 0.009*"to" + 0.008*"life" + 0.008*"outro" + 0.008*"feel" + 0.008*"leave" + 0.008*"prechorus" + 0.007*"wanna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0.017*"love" + 0.014*"time" + 0.013*"feel" + 0.009*"heart" + 0.008*"prechorus" + 0.008*"eye" + 0.008*"bridge" + 0.007*"to" + 0.007*"leave" + 0.007*"outro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21*"love" + 0.012*"time" + 0.011*"wanna" + 0.010*"feel" + 0.009*"to" + 0.009*"leave" + 0.009*"heart" + 0.008*"prechorus" + 0.007*"bridge" + 0.007*"baby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0.021*"love" + 0.014*"time" + 0.013*"feel" + 0.010*"wanna" + 0.010*"to" + 0.010*"prechorus" + 0.010*"heart" + 0.009*"day" + 0.008*"bridge" + 0.008*"baby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16*"love" + 0.015*"time" + 0.012*"feel" + 0.012*"wanna" + 0.011*"prechorus" + 0.008*"day" + 0.008*"to" + 0.008*"life" + 0.007*"leave" + 0.007*"outro"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0.014*"love" + 0.014*"feel" + 0.013*"time" + 0.011*"wanna" + 0.009*"to" + 0.009*"prechorus" + 0.008*"bridge" + 0.008*"leave" + 0.008*"heart" + 0.007*"lose"</text:p>
          </table:table-cell>
        </table:table-row>
      </table:table>
      <table:table table:name="topics_rock_BERT_MiniL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verse', 0.06414624599044552), ('chorus', 0.050283175252062516), ('im', 0.04406848480478383), ('dont', 0.043027248954417785), ('love', 0.041632331270191544), ('got', 0.03985784862161757), ('know', 0.03713127418525004), ('yeah', 0.03256935486411024), ('come', 0.027860631604468323), ('youre', 0.02768042724523498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[('roger', 0.17329143350055887), ('waters', 0.16995053964333207), ('gilmour', 0.11885935174875695), ('david', 0.11525256200792171), ('verse', 0.0719586987673688), ('run', 0.06700355009845282), ('ooh', 0.05724277640248971), ('need', 0.047181202543628585), ('dont', 0.0402360609161634), ('youre', 0.0396932630518087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verse', 0.033949553018948114), ('chorus', 0.031294094565058), ('dont', 0.02719227771921028), ('im', 0.02585406912155666), ('love', 0.02345613679397359), ('know', 0.0218389734223056), ('got', 0.020137085359127928), ('say', 0.019882765655664575), ('one', 0.01959411904660684), ('youre', 0.01946428324241627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dont', 0.05057339817507016), ('im', 0.047422226138320964), ('baby', 0.04066476990592669), ('chorus', 0.03945694916907851), ('yeah', 0.03770466133978942), ('got', 0.036217072800625034), ('verse', 0.03477911624219921), ('know', 0.029466367722634855), ('youre', 0.027528961424782925), ('love', 0.0261228709391433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nah', 0.039563586615674114), ('rock', 0.03878741661174668), ('got', 0.03490827263466167), ('na', 0.031204249709310787), ('yeah', 0.029285445146604454), ('chorus', 0.028428538799867672), ('im', 0.027735702469320177), ('verse', 0.02603450189554999), ('dont', 0.025204573794129347), ('dance', 0.02483745776926933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verse', 0.05628410444984628), ('beautiful', 0.03348706432400442), ('chorus', 0.03159654972258276), ('eyes', 0.029939333500663967), ('forever', 0.02844557807102147), ('away', 0.027829503441847425), ('time', 0.025346013625332835), ('see', 0.024962131184982486), ('day', 0.021137772934706957), ('calling', 0.01964766748942948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love', 0.10167894997094222), ('heart', 0.0553217822416741), ('im', 0.0543079335225876), ('na', 0.04190591968537489), ('know', 0.041267478190182616), ('one', 0.039976298127220374), ('youre', 0.03436923805629624), ('time', 0.0338202796595564), ('chorus', 0.0325696292850484), ('ive', 0.03197718920067394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death', 0.051093469897023215), ('wall', 0.04691677486987972), ('die', 0.04005445804628042), ('verse', 0.03950064358735227), ('shall', 0.039289907089255165), ('blood', 0.032797381835287034), ('burnin', 0.03228625208325839), ('chorus', 0.03119456242143949), ('thou', 0.030899414941424917), ('life', 0.02646246756022743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said', 0.031871956939924756), ('end', 0.027743428482453043), ('pol', 0.027695815990596395), ('lot', 0.02608981461310299), ('time', 0.02607344076830527), ('entries', 0.02535812784937024), ('tempted', 0.025178014536905814), ('didnt', 0.023970950137506025), ('care', 0.02330647534483065), ('job', 0.02249621948102002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dj', 0.10791351985739914), ('hang', 0.0965179996712182), ('wild', 0.08204204688797387), ('whip', 0.08079259134281513), ('spellbound', 0.05712021194529774), ('come', 0.04558328706125819), ('entranced', 0.045048276781078055), ('parties', 0.04407093348359226), ('entertainment', 0.04407093348359226), ('oohooh', 0.04185780866225552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sha', 0.09753635945216318), ('alive', 0.09204993616196085), ('ride', 0.09160882704052663), ('em', 0.07840062322411226), ('nightrain', 0.06632825110840834), ('im', 0.06527447985584342), ('cause', 0.04856212234242385), ('hometown', 0.04746739212351685), ('drive', 0.046537416609381904), ('take', 0.04338748535191611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[('fire', 0.11030580488603921), ('metal', 0.10950068991493977), ('awesome', 0.10269324712825327), ('militia', 0.08940378480828108), ('fight', 0.07184368475830076), ('flash', 0.06493282705522986), ('hear', 0.051844374464099174), ('skull', 0.051821126899438755), ('skulls', 0.04924723436868232), ('empire', 0.0438577269041789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verse', 0.03990256020672486), ('im', 0.03972293504341303), ('chorus', 0.03906161474368276), ('dont', 0.03477490439763656), ('know', 0.027540409497322324), ('yeah', 0.026939230662725848), ('one', 0.02270285984329743), ('got', 0.021601990153699308), ('go', 0.020680920937315536), ('na', 0.0201334029713519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verse', 0.04691257179039713), ('dont', 0.04607071913711916), ('love', 0.04341007538919253), ('chorus', 0.041037795262169184), ('know', 0.04089613411859931), ('away', 0.03721613724544263), ('never', 0.03383177765204027), ('im', 0.0316347533838241), ('see', 0.03045060662227895), ('want', 0.02876274268281596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im', 0.07353875775026897), ('yeah', 0.06038721702169255), ('nah', 0.05009193494686487), ('verse', 0.043774825427192667), ('chorus', 0.04373240496183574), ('got', 0.04252244138285462), ('dont', 0.034291202555389144), ('ive', 0.032829344677830524), ('hey', 0.031018330979396106), ('know', 0.03089547201075563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na', 0.03779444944070879), ('got', 0.03619018780260898), ('yeah', 0.03537550033151778), ('ya', 0.031205371570154503), ('im', 0.030673100453279666), ('ignite', 0.03054130879185257), ('gon', 0.02890254533888799), ('burn', 0.028127771770162048), ('give', 0.02661744695842997), ('say', 0.0259322980725108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verse', 0.04121251488903912), ('chorus', 0.03702513200095091), ('time', 0.03504058486326389), ('dead', 0.03104573716843949), ('eyes', 0.02660461447117973), ('lie', 0.02630166851414282), ('inside', 0.026276915919794638), ('cheat', 0.024857694579506533), ('one', 0.02465907572459538), ('steal', 0.02211178346123660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rolling', 0.035516938149611696), ('sun', 0.03225255790097989), ('love', 0.03143361837984776), ('repent', 0.031113539346956442), ('verse', 0.03007518373188003), ('chorus', 0.029821046944038733), ('dee', 0.026349733685769747), ('life', 0.02611646750273699), ('fortyfive', 0.02605716439997492), ('hole', 0.02470922013367787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[('baby', 0.10561491675215508), ('doo', 0.09345667803450373), ('come', 0.08325450994037059), ('heaven', 0.06356954931368816), ('dobeda', 0.04638086358383716), ('downhearted', 0.04638086358383716), ('remedy', 0.04417916442100392), ('ive', 0.04361963964264825), ('chorus', 0.03993496671979915), ('since', 0.0398749752498778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im', 0.05332518487696317), ('verse', 0.04959753522458347), ('chorus', 0.048451192129415704), ('dont', 0.04530699081740974), ('know', 0.03902862179471622), ('youre', 0.028667131935580223), ('never', 0.02850040929187899), ('love', 0.02780994945610989), ('one', 0.027422628695608287), ('go', 0.02716473679630438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tankian', 0.1705455331746711), ('serj', 0.1705455331746711), ('ah', 0.11915840184016131), ('malakian', 0.10517400641165092), ('daron', 0.10517400641165092), ('pogo', 0.10107088306368225), ('kiedis', 0.07816792559672892), ('anthony', 0.07816792559672892), ('everybody', 0.07047412467658375), ('john', 0.05666969030773140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[('bennington', 0.1994164013626483), ('chester', 0.199212403129985), ('shinoda', 0.12867282486770987), ('mike', 0.12616766388333367), ('away', 0.09709505928665033), ('back', 0.0651709636170684), ('im', 0.06272941735491357), ('na', 0.05671960825876907), ('cant', 0.05188797731693396), ('ive', 0.0508408810538519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im', 0.06615244188384678), ('chorus', 0.05367502894233673), ('verse', 0.05173791056773223), ('dont', 0.049059039245537665), ('know', 0.04243306136795457), ('love', 0.03762784540144842), ('na', 0.03356891881030754), ('youre', 0.03261978288224888), ('go', 0.030786997323651706), ('got', 0.030544511160395225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[('luke', 0.14325001874134582), ('calum', 0.10941007416385586), ('michael', 0.09525882542264673), ('waste', 0.09301909327973515), ('wan', 0.08843733960967586), ('ohoh', 0.08708079514868954), ('na', 0.08642448307217171), ('im', 0.07411986966897806), ('dont', 0.07002287562845663), ('girls', 0.06710424444857464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im', 0.06914537930069797), ('chorus', 0.05366532426465907), ('verse', 0.051098736775280804), ('dont', 0.048884681881776644), ('know', 0.03730805959070127), ('na', 0.035267603976343535), ('yeah', 0.03244054525793907), ('youre', 0.031850032377667974), ('go', 0.031058266482978207), ('got', 0.029341066715250073)]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[('kelly', 0.19345329249558424), ('machine', 0.18593758773235525), ('gun', 0.17714216763005125), ('im', 0.11969791790564643), ('lie', 0.11441413689352539), ('yeah', 0.09902074932556637), ('girl', 0.06508957644676534), ('love', 0.06473244595523495), ('know', 0.06370323250396892), ('dont', 0.0625189941729162)]</text:p>
          </table:table-cell>
        </table:table-row>
        <table:table-row table:style-name="ro1">
          <table:table-cell table:number-columns-repeated="3" office:value-type="string" calcext:value-type="string">
            <text:p>TIME</text:p>
          </table:table-cell>
          <table:table-cell office:value-type="string" calcext:value-type="string">
            <text:p>261.59974813461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0:12:23.968071181</meta:creation-date>
    <dc:date>2025-01-16T10:10:44.473730995</dc:date>
    <meta:editing-duration>PT12H8M56S</meta:editing-duration>
    <meta:editing-cycles>3</meta:editing-cycles>
    <meta:generator>LibreOffice/7.3.7.2$Linux_X86_64 LibreOffice_project/30$Build-2</meta:generator>
    <meta:document-statistic meta:table-count="9" meta:cell-count="1384" meta:object-count="0"/>
  </office:meta>
</office:document-meta>
</file>